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Helvetica Neue',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de" fo:country="DE" officeooo:rsid="000e7fc3" officeooo:paragraph-rsid="000e7fc3" style:font-size-asian="10.5pt"/>
    </style:style>
    <style:style style:name="P2" style:family="paragraph" style:parent-style-name="Standard">
      <style:text-properties fo:language="de" fo:country="DE" officeooo:rsid="000ec019" officeooo:paragraph-rsid="000ec019" style:font-size-asian="10.5pt"/>
    </style:style>
    <style:style style:name="P3" style:family="paragraph" style:parent-style-name="Standard">
      <style:text-properties fo:language="de" fo:country="DE" officeooo:rsid="0010344f" officeooo:paragraph-rsid="0010344f" style:font-size-asian="10.5pt"/>
    </style:style>
    <style:style style:name="P4" style:family="paragraph" style:parent-style-name="Standard">
      <style:text-properties fo:language="de" fo:country="DE" officeooo:rsid="00161226" officeooo:paragraph-rsid="00161226" style:font-size-asian="10.5pt"/>
    </style:style>
    <style:style style:name="P5" style:family="paragraph" style:parent-style-name="Standard">
      <style:text-properties fo:language="de" fo:country="DE" fo:font-weight="bold" officeooo:rsid="000ec019" officeooo:paragraph-rsid="000ec019" style:font-size-asian="10.5pt" style:font-weight-asian="bold" style:font-weight-complex="bold"/>
    </style:style>
    <style:style style:name="P6" style:family="paragraph" style:parent-style-name="Standard">
      <style:text-properties fo:language="de" fo:country="DE" style:text-underline-style="solid" style:text-underline-width="auto" style:text-underline-color="font-color" officeooo:rsid="000e7fc3" officeooo:paragraph-rsid="000e7fc3" style:font-size-asian="10.5pt"/>
    </style:style>
    <style:style style:name="T1" style:family="text">
      <style:text-properties officeooo:rsid="0011ba80"/>
    </style:style>
    <style:style style:name="T2" style:family="text">
      <style:text-properties officeooo:rsid="001810ee"/>
    </style:style>
    <style:style style:name="T3" style:family="text">
      <style:text-properties fo:font-variant="normal" fo:text-transform="none" fo:color="#3c4043" style:font-name="Roboto" fo:font-size="10.5pt" fo:letter-spacing="normal" fo:font-style="normal" fo:font-weight="bold"/>
    </style:style>
    <style:style style:name="T4" style:family="text">
      <style:text-properties fo:font-variant="normal" fo:text-transform="none" fo:color="#3c4043" style:font-name="Roboto"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gelungen von Streaming-Anbietern:</text:p>
      <text:p text:style-name="P1"/>
      <text:p text:style-name="P4">Da es bei Streaming-Plattformen wie Youtube und Twitter meist um einen kommerziellen Nutzen geht ist der digitale Nachlass hier besondern interessant.</text:p>
      <text:p text:style-name="P1"/>
      <text:p text:style-name="P5">Youtube:</text:p>
      <text:p text:style-name="P3">Ein Youtube-Account kann nicht gelöscht werden ohne den gesamten Google-Account zu Löschen, <text:span text:style-name="T2">gelöscht werden können nur erstellte Youtube-Channel.</text:span></text:p>
      <text:p text:style-name="P4"/>
      <text:p text:style-name="P4"/>
      <text:p text:style-name="P4"><text:span text:style-name="T3">Zugriff auf das Konto eines verstorbenen Nutzers anfordern</text:span><text:line-break/><text:span text:style-name="T4">Wir stellen fest, dass viele Personen sterben, ohne klare Anweisungen bezüglich der Verwaltung ihrer Onlinekonten zu hinterlassen. Wir können das Konto eines verstorbenen Nutzers in einigen Fällen in Abstimmung mit nahen Familienangehörigen und -vertretern auflösen. Unter bestimmten Umständen können wir auch Zugriff auf Inhalte im Konto eines verstorbenen Nutzers gewähren. In sämtlichen Fällen ist unsere hauptsächliche Verantwortung jedoch, die Daten der Nutzer zu schützen und vertraulich zu behandeln. Aus diesem Grund können wir keine Passwörter oder Anmeldedaten zur Verfügung stellen. Die Entscheidung darüber, ob einer Anfrage bezüglich eines verstorbenen Nutzers stattgegeben wird, erfolgt nur nach einer sorgfältigen Prüfung.</text:span></text:p>
      <text:p text:style-name="P4"/>
      <text:p text:style-name="P3"/>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Helvetica Neue',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1:54:32.133181834</meta:creation-date>
    <meta:generator>LibreOffice/6.0.7.3$Linux_X86_64 LibreOffice_project/00m0$Build-3</meta:generator>
    <dc:date>2019-04-03T12:14:46.462920329</dc:date>
    <meta:editing-duration>PT20M11S</meta:editing-duration>
    <meta:editing-cycles>11</meta:editing-cycles>
    <meta:document-statistic meta:table-count="0" meta:image-count="0" meta:object-count="0" meta:page-count="1" meta:paragraph-count="5" meta:word-count="149" meta:character-count="1134" meta:non-whitespace-character-count="990"/>
  </office:meta>
</office:document-meta>
</file>